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10" table:default-cell-style-name="ce4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1:53:47.518599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36:12.611338184</meta:creation-date>
    <dc:date>2025-03-25T11:58:41.907963015</dc:date>
    <meta:editing-duration>PT14M5S</meta:editing-duration>
    <meta:editing-cycles>6</meta:editing-cycles>
    <meta:generator>LibreOffice/24.8.5.2$Linux_X86_64 LibreOffice_project/480$Build-2</meta:generator>
    <meta:document-statistic meta:table-count="1" meta:cell-count="100" meta:object-count="0"/>
  </office:meta>
</office:document-meta>
</file>